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weight="bold" style:font-weight-asian="bold" style:font-weight-complex="bold"/>
    </style:style>
    <style:style style:name="T1_2" style:family="text">
      <style:text-properties fo:font-weight="bold" style:font-weight-asian="bold" style:font-weight-complex="bold"/>
    </style:style>
    <style:style style:name="T1_3" style:family="text">
      <style:text-properties fo:font-weight="bold" style:font-weight-asian="bold" style:font-weight-complex="bold"/>
    </style:style>
    <style:style style:name="T1_4" style:family="text">
      <style:text-properties fo:font-weight="bold" style:font-weight-asian="bold" style:font-weight-complex="bold"/>
    </style:style>
    <style:style style:name="T1_5" style:family="text">
      <style:text-properties fo:font-weight="bold" style:font-weight-asian="bold" style:font-weight-complex="bold"/>
    </style:style>
    <style:style style:name="T1_6" style:family="text">
      <style:text-properties fo:font-weight="bold" style:font-weight-asian="bold" style:font-weight-complex="bold"/>
    </style:style>
    <style:style style:name="T1_7" style:family="text">
      <style:text-properties fo:font-weight="bold" style:font-weight-asian="bold" style:font-weight-complex="bold"/>
    </style:style>
    <style:style style:name="T1_8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weight="bold" style:font-weight-asian="bold" style:font-weight-complex="bold"/>
    </style:style>
    <style:style style:name="T2_2" style:family="text">
      <style:text-properties fo:font-weight="bold" style:font-weight-asian="bold" style:font-weight-complex="bold"/>
    </style:style>
    <style:style style:name="T2_3" style:family="text">
      <style:text-properties fo:font-weight="bold" style:font-weight-asian="bold" style:font-weight-complex="bold"/>
    </style:style>
    <style:style style:name="T2_4" style:family="text">
      <style:text-properties fo:font-weight="bold" style:font-weight-asian="bold" style:font-weight-complex="bold"/>
    </style:style>
    <style:style style:name="T2_5" style:family="text">
      <style:text-properties fo:font-weight="bold" style:font-weight-asian="bold" style:font-weight-complex="bold"/>
    </style:style>
    <style:style style:name="T2_6" style:family="text">
      <style:text-properties fo:font-weight="bold" style:font-weight-asian="bold" style:font-weight-complex="bold"/>
    </style:style>
    <style:style style:name="T2_7" style:family="text">
      <style:text-properties fo:font-weight="bold" style:font-weight-asian="bold" style:font-weight-complex="bold"/>
    </style:style>
    <style:style style:name="T2_8" style:family="text">
      <style:text-properties fo:font-weight="bold" style:font-weight-asian="bold" style:font-weight-complex="bold"/>
    </style:style>
    <style:style style:name="T2_9" style:family="text">
      <style:text-properties fo:font-weight="bold" style:font-weight-asian="bold" style:font-weight-complex="bold"/>
    </style:style>
    <style:style style:name="T2_10" style:family="text">
      <style:text-properties fo:font-weight="bold" style:font-weight-asian="bold" style:font-weight-complex="bold"/>
    </style:style>
    <style:style style:name="T2_11" style:family="text">
      <style:text-properties fo:font-weight="bold" style:font-weight-asian="bold" style:font-weight-complex="bold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>
      <style:text-properties fo:color="#1155cc" style:text-underline-style="solid" style:text-underline-color="font-color"/>
    </style:style>
    <style:style style:name="T6_93" style:family="text"/>
    <style:style style:name="T6_94" style:family="text">
      <style:text-properties fo:color="#1155cc" style:text-underline-style="solid" style:text-underline-color="font-color"/>
    </style:style>
    <style:style style:name="T6_95" style:family="text"/>
    <style:style style:name="T6_96" style:family="text">
      <style:text-properties fo:color="#1155cc" style:text-underline-style="solid" style:text-underline-color="font-color"/>
    </style:style>
    <style:style style:name="T6_97" style:family="text"/>
    <style:style style:name="T6_98" style:family="text">
      <style:text-properties fo:color="#1155cc" style:text-underline-style="solid" style:text-underline-color="font-color"/>
    </style:style>
    <style:style style:name="T6_99" style:family="text"/>
    <style:style style:name="T6_100" style:family="text">
      <style:text-properties fo:color="#1155cc" style:text-underline-style="solid" style:text-underline-color="font-color"/>
    </style:style>
    <style:style style:name="T6_101" style:family="text"/>
    <style:style style:name="T6_102" style:family="text">
      <style:text-properties fo:color="#1155cc" style:text-underline-style="solid" style:text-underline-color="font-color"/>
    </style:style>
    <style:style style:name="T6_103" style:family="text"/>
    <style:style style:name="T6_104" style:family="text">
      <style:text-properties fo:color="#1155cc" style:text-underline-style="solid" style:text-underline-color="font-color"/>
    </style:style>
    <style:style style:name="T6_105" style:family="text"/>
    <style:style style:name="T6_106" style:family="text">
      <style:text-properties fo:color="#1155cc" style:text-underline-style="solid" style:text-underline-color="font-color"/>
    </style:style>
    <style:style style:name="T6_107" style:family="text"/>
    <style:style style:name="T6_108" style:family="text">
      <style:text-properties fo:color="#1155cc" style:text-underline-style="solid" style:text-underline-color="font-color"/>
    </style:style>
    <style:style style:name="T6_109" style:family="text"/>
    <style:style style:name="T6_110" style:family="text">
      <style:text-properties fo:color="#1155cc" style:text-underline-style="solid" style:text-underline-color="font-color"/>
    </style:style>
    <style:style style:name="T6_111" style:family="text"/>
    <style:style style:name="T6_112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/>
    <style:style style:name="T8_15" style:family="text"/>
    <style:style style:name="T8_16" style:family="text"/>
    <style:style style:name="T8_17" style:family="text"/>
    <style:style style:name="T8_18" style:family="text"/>
    <style:style style:name="T8_19" style:family="text"/>
    <style:style style:name="T8_20" style:family="text"/>
    <style:style style:name="T8_21" style:family="text"/>
    <style:style style:name="T8_22" style:family="text"/>
    <style:style style:name="T8_23" style:family="text"/>
    <style:style style:name="T8_24" style:family="text"/>
    <style:style style:name="T8_25" style:family="text"/>
    <style:style style:name="T8_26" style:family="text"/>
    <style:style style:name="T8_27" style:family="text"/>
    <style:style style:name="T8_28" style:family="text"/>
    <style:style style:name="T8_29" style:family="text"/>
    <style:style style:name="T8_30" style:family="text"/>
    <style:style style:name="T8_31" style:family="text"/>
    <style:style style:name="T8_32" style:family="text"/>
    <style:style style:name="T8_33" style:family="text"/>
    <style:style style:name="T8_34" style:family="text"/>
    <style:style style:name="T8_35" style:family="text"/>
    <style:style style:name="T8_36" style:family="text"/>
    <style:style style:name="T8_37" style:family="text"/>
    <style:style style:name="T8_38" style:family="text"/>
    <style:style style:name="T8_39" style:family="text"/>
    <style:style style:name="T8_40" style:family="text"/>
    <style:style style:name="T8_41" style:family="text"/>
    <style:style style:name="T8_42" style:family="text"/>
    <style:style style:name="T8_43" style:family="text"/>
    <style:style style:name="T8_44" style:family="text"/>
    <style:style style:name="T8_45" style:family="text"/>
    <style:style style:name="T8_46" style:family="text"/>
    <style:style style:name="T8_47" style:family="text"/>
    <style:style style:name="T8_48" style:family="text"/>
    <style:style style:name="T8_49" style:family="text"/>
    <style:style style:name="T8_50" style:family="text"/>
    <style:style style:name="T8_51" style:family="text"/>
    <style:style style:name="T8_52" style:family="text"/>
    <style:style style:name="T8_53" style:family="text"/>
    <style:style style:name="T8_54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/>
    <style:style style:name="T13_36" style:family="text"/>
    <style:style style:name="T13_37" style:family="text"/>
    <style:style style:name="T13_38" style:family="text"/>
    <style:style style:name="T13_39" style:family="text"/>
    <style:style style:name="T13_40" style:family="text"/>
    <style:style style:name="T13_41" style:family="text"/>
    <style:style style:name="T13_42" style:family="text"/>
    <style:style style:name="T13_43" style:family="text"/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/>
    <style:style style:name="T13_56" style:family="text"/>
    <style:style style:name="T13_57" style:family="text"/>
    <style:style style:name="T13_58" style:family="text"/>
    <style:style style:name="T13_59" style:family="text"/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P21" style:family="paragraph" style:parent-style-name="Standard">
      <style:paragraph-properties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T26_31" style:family="text"/>
    <style:style style:name="T26_32" style:family="text">
      <style:text-properties fo:color="#1155cc" style:text-underline-style="solid" style:text-underline-color="font-color"/>
    </style:style>
    <style:style style:name="T26_33" style:family="text"/>
    <style:style style:name="T26_34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T27_23" style:family="text"/>
    <style:style style:name="T27_24" style:family="text">
      <style:text-properties fo:color="#1155cc" style:text-underline-style="solid" style:text-underline-color="font-color"/>
    </style:style>
    <style:style style:name="T27_25" style:family="text"/>
    <style:style style:name="T27_26" style:family="text">
      <style:text-properties fo:color="#1155cc" style:text-underline-style="solid" style:text-underline-color="font-color"/>
    </style:style>
    <style:style style:name="T27_27" style:family="text"/>
    <style:style style:name="T27_28" style:family="text">
      <style:text-properties fo:color="#1155cc" style:text-underline-style="solid" style:text-underline-color="font-color"/>
    </style:style>
    <style:style style:name="T27_29" style:family="text"/>
    <style:style style:name="T27_30" style:family="text">
      <style:text-properties fo:color="#1155cc" style:text-underline-style="solid" style:text-underline-color="font-color"/>
    </style:style>
    <style:style style:name="T27_31" style:family="text"/>
    <style:style style:name="T27_32" style:family="text">
      <style:text-properties fo:color="#1155cc" style:text-underline-style="solid" style:text-underline-color="font-color"/>
    </style:style>
    <style:style style:name="T27_33" style:family="text"/>
    <style:style style:name="T27_34" style:family="text">
      <style:text-properties fo:color="#1155cc" style:text-underline-style="solid" style:text-underline-color="font-color"/>
    </style:style>
    <style:style style:name="T27_35" style:family="text"/>
    <style:style style:name="T27_36" style:family="text">
      <style:text-properties fo:color="#1155cc" style:text-underline-style="solid" style:text-underline-color="font-color"/>
    </style:style>
    <style:style style:name="T27_37" style:family="text"/>
    <style:style style:name="T27_38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T28_19" style:family="text"/>
    <style:style style:name="T28_20" style:family="text">
      <style:text-properties fo:color="#1155cc" style:text-underline-style="solid" style:text-underline-color="font-color"/>
    </style:style>
    <style:style style:name="T28_21" style:family="text"/>
    <style:style style:name="T28_22" style:family="text">
      <style:text-properties fo:color="#1155cc" style:text-underline-style="solid" style:text-underline-color="font-color"/>
    </style:style>
    <style:style style:name="T28_23" style:family="text"/>
    <style:style style:name="T28_24" style:family="text">
      <style:text-properties fo:color="#1155cc" style:text-underline-style="solid" style:text-underline-color="font-color"/>
    </style:style>
    <style:style style:name="T28_25" style:family="text"/>
    <style:style style:name="T28_26" style:family="text">
      <style:text-properties fo:color="#1155cc" style:text-underline-style="solid" style:text-underline-color="font-color"/>
    </style:style>
    <style:style style:name="T28_27" style:family="text"/>
    <style:style style:name="T28_28" style:family="text">
      <style:text-properties fo:color="#1155cc" style:text-underline-style="solid" style:text-underline-color="font-color"/>
    </style:style>
    <style:style style:name="T28_29" style:family="text"/>
    <style:style style:name="T28_30" style:family="text">
      <style:text-properties fo:color="#1155cc" style:text-underline-style="solid" style:text-underline-color="font-color"/>
    </style:style>
    <style:style style:name="T28_31" style:family="text"/>
    <style:style style:name="T28_32" style:family="text">
      <style:text-properties fo:color="#1155cc" style:text-underline-style="solid" style:text-underline-color="font-color"/>
    </style:style>
    <style:style style:name="T28_33" style:family="text"/>
    <style:style style:name="T28_34" style:family="text">
      <style:text-properties fo:color="#1155cc" style:text-underline-style="solid" style:text-underline-color="font-color"/>
    </style:style>
    <style:style style:name="T28_35" style:family="text"/>
    <style:style style:name="T28_36" style:family="text">
      <style:text-properties fo:color="#1155cc" style:text-underline-style="solid" style:text-underline-color="font-color"/>
    </style:style>
    <style:style style:name="T28_37" style:family="text"/>
    <style:style style:name="T28_38" style:family="text">
      <style:text-properties fo:color="#1155cc" style:text-underline-style="solid" style:text-underline-color="font-color"/>
    </style:style>
    <style:style style:name="T28_39" style:family="text"/>
    <style:style style:name="T28_40" style:family="text">
      <style:text-properties fo:color="#1155cc" style:text-underline-style="solid" style:text-underline-color="font-color"/>
    </style:style>
    <style:style style:name="T28_41" style:family="text"/>
    <style:style style:name="T28_42" style:family="text">
      <style:text-properties fo:color="#1155cc" style:text-underline-style="solid" style:text-underline-color="font-color"/>
    </style:style>
    <style:style style:name="T28_43" style:family="text"/>
    <style:style style:name="T28_44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T30_19" style:family="text"/>
    <style:style style:name="T30_20" style:family="text">
      <style:text-properties fo:color="#1155cc" style:text-underline-style="solid" style:text-underline-color="font-color"/>
    </style:style>
    <style:style style:name="T30_21" style:family="text"/>
    <style:style style:name="T30_22" style:family="text">
      <style:text-properties fo:color="#1155cc" style:text-underline-style="solid" style:text-underline-color="font-color"/>
    </style:style>
    <style:style style:name="T30_23" style:family="text"/>
    <style:style style:name="T30_24" style:family="text">
      <style:text-properties fo:color="#1155cc" style:text-underline-style="solid" style:text-underline-color="font-color"/>
    </style:style>
    <style:style style:name="T30_25" style:family="text"/>
    <style:style style:name="T30_26" style:family="text">
      <style:text-properties fo:color="#1155cc" style:text-underline-style="solid" style:text-underline-color="font-color"/>
    </style:style>
    <style:style style:name="T30_27" style:family="text"/>
    <style:style style:name="T30_28" style:family="text">
      <style:text-properties fo:color="#1155cc" style:text-underline-style="solid" style:text-underline-color="font-color"/>
    </style:style>
    <style:style style:name="T30_29" style:family="text"/>
    <style:style style:name="T30_30" style:family="text">
      <style:text-properties fo:color="#1155cc" style:text-underline-style="solid" style:text-underline-color="font-color"/>
    </style:style>
    <style:style style:name="T30_31" style:family="text"/>
    <style:style style:name="T30_32" style:family="text">
      <style:text-properties fo:color="#1155cc" style:text-underline-style="solid" style:text-underline-color="font-color"/>
    </style:style>
    <style:style style:name="T30_33" style:family="text"/>
    <style:style style:name="T30_34" style:family="text">
      <style:text-properties fo:color="#1155cc" style:text-underline-style="solid" style:text-underline-color="font-color"/>
    </style:style>
  </office:automatic-styles>
  <office:body>
    <office:text>
      <text:p text:style-name="P1"><text:span text:style-name="T1_1">Finger</text:span><text:span text:style-name="T1_2"><text:s/></text:span><text:span text:style-name="T1_3">Exercise</text:span><text:span text:style-name="T1_4"><text:s/>#2:<text:s/></text:span><text:span text:style-name="T1_5">Vowpal</text:span><text:span text:style-name="T1_6"><text:s/></text:span><text:span text:style-name="T1_7">Wabbit</text:span><text:span text:style-name="T1_8">!</text:span></text:p>
      <text:p text:style-name="P2"><text:span text:style-name="T2_1">GRUPAL</text:span><text:span text:style-name="T2_2"><text:s/></text:span><text:span text:style-name="T2_3">fecha</text:span><text:span text:style-name="T2_4"><text:s/></text:span><text:span text:style-name="T2_5">límite</text:span><text:span text:style-name="T2_6"><text:s/></text:span><text:span text:style-name="T2_7">Lunes</text:span><text:span text:style-name="T2_8"><text:s/>5<text:s/></text:span><text:span text:style-name="T2_9">de</text:span><text:span text:style-name="T2_10"><text:s/></text:span><text:span text:style-name="T2_11">Septiembre</text:span></text:p>
      <text:p text:style-name="P3"><text:span text:style-name="T3_1">Tiempo</text:span><text:span text:style-name="T3_2"><text:s/></text:span><text:span text:style-name="T3_3">Estimado</text:span><text:span text:style-name="T3_4">:<text:s/>1<text:s/></text:span><text:span text:style-name="T3_5">hora</text:span><text:span text:style-name="T3_6"><text:s/></text:span><text:span text:style-name="T3_7">o</text:span><text:span text:style-name="T3_8"><text:s/></text:span><text:span text:style-name="T3_9">más</text:span><text:span text:style-name="T3_10">.</text:span></text:p>
      <text:p text:style-name="P4"><text:span text:style-name="T4_1">Tiempo</text:span><text:span text:style-name="T4_2"><text:s/></text:span><text:span text:style-name="T4_3">Límite</text:span><text:span text:style-name="T4_4">:<text:s/>1<text:s/></text:span><text:span text:style-name="T4_5">semana</text:span></text:p>
      <text:p text:style-name="P5"/>
      <text:p text:style-name="P6"><text:span text:style-name="T6_1">El</text:span><text:span text:style-name="T6_2"><text:s/></text:span><text:span text:style-name="T6_3">objetivo</text:span><text:span text:style-name="T6_4"><text:s/></text:span><text:span text:style-name="T6_5">de</text:span><text:span text:style-name="T6_6"><text:s/></text:span><text:span text:style-name="T6_7">este</text:span><text:span text:style-name="T6_8"><text:s/></text:span><text:span text:style-name="T6_9">ejercicio</text:span><text:span text:style-name="T6_10"><text:s/></text:span><text:span text:style-name="T6_11">es</text:span><text:span text:style-name="T6_12"><text:s/></text:span><text:span text:style-name="T6_13">analizar</text:span><text:span text:style-name="T6_14"><text:s/></text:span><text:span text:style-name="T6_15">la</text:span><text:span text:style-name="T6_16"><text:s/></text:span><text:span text:style-name="T6_17">performance</text:span><text:span text:style-name="T6_18"><text:s/></text:span><text:span text:style-name="T6_19">de</text:span><text:span text:style-name="T6_20"><text:s/></text:span><text:span text:style-name="T6_21">Vowpal</text:span><text:span text:style-name="T6_22"><text:s/></text:span><text:span text:style-name="T6_23">Wabbit</text:span><text:span text:style-name="T6_24"><text:s/></text:span><text:span text:style-name="T6_25">para</text:span><text:span text:style-name="T6_26"><text:s/></text:span><text:span text:style-name="T6_27">nuestro</text:span><text:span text:style-name="T6_28"><text:s/></text:span><text:span text:style-name="T6_29">TP</text:span><text:span text:style-name="T6_30">.<text:s/></text:span><text:span text:style-name="T6_31">VW</text:span><text:span text:style-name="T6_32"><text:s/></text:span><text:span text:style-name="T6_33">es</text:span><text:span text:style-name="T6_34"><text:s/></text:span><text:span text:style-name="T6_35">una</text:span><text:span text:style-name="T6_36"><text:s/></text:span><text:span text:style-name="T6_37">herramienta</text:span><text:span text:style-name="T6_38"><text:s/></text:span><text:span text:style-name="T6_39">para</text:span><text:span text:style-name="T6_40"><text:s/></text:span><text:span text:style-name="T6_41">problemas</text:span><text:span text:style-name="T6_42"><text:s/></text:span><text:span text:style-name="T6_43">de</text:span><text:span text:style-name="T6_44"><text:s/></text:span><text:span text:style-name="T6_45">Machine</text:span><text:span text:style-name="T6_46"><text:s/></text:span><text:span text:style-name="T6_47">Learning</text:span><text:span text:style-name="T6_48"><text:s/></text:span><text:span text:style-name="T6_49">que</text:span><text:span text:style-name="T6_50"><text:s/></text:span><text:span text:style-name="T6_51">suele</text:span><text:span text:style-name="T6_52"><text:s/></text:span><text:span text:style-name="T6_53">funcionar</text:span><text:span text:style-name="T6_54"><text:s/></text:span><text:span text:style-name="T6_55">muy</text:span><text:span text:style-name="T6_56"><text:s/></text:span><text:span text:style-name="T6_57">bien</text:span><text:span text:style-name="T6_58"><text:s/></text:span><text:span text:style-name="T6_59">y</text:span><text:span text:style-name="T6_60"><text:s/></text:span><text:span text:style-name="T6_61">muy</text:span><text:span text:style-name="T6_62"><text:s/></text:span><text:span text:style-name="T6_63">rápido</text:span><text:span text:style-name="T6_64">,<text:s/></text:span><text:span text:style-name="T6_65">pueden</text:span><text:span text:style-name="T6_66"><text:s/></text:span><text:span text:style-name="T6_67">encontrar</text:span><text:span text:style-name="T6_68"><text:s/></text:span><text:span text:style-name="T6_69">los</text:span><text:span text:style-name="T6_70"><text:s/></text:span><text:span text:style-name="T6_71">links</text:span><text:span text:style-name="T6_72"><text:s/></text:span><text:span text:style-name="T6_73">para</text:span><text:span text:style-name="T6_74"><text:s/></text:span><text:span text:style-name="T6_75">download</text:span><text:span text:style-name="T6_76"><text:s/></text:span><text:span text:style-name="T6_77">y</text:span><text:span text:style-name="T6_78"><text:s/></text:span><text:span text:style-name="T6_79">los</text:span><text:span text:style-name="T6_80"><text:s/></text:span><text:span text:style-name="T6_81">fuentes</text:span><text:span text:style-name="T6_82"><text:s/></text:span><text:span text:style-name="T6_83">en</text:span><text:span text:style-name="T6_84"><text:s/></text:span><text:span text:style-name="T6_85">el</text:span><text:span text:style-name="T6_86"><text:s/></text:span><text:span text:style-name="T6_87">siguiente</text:span><text:span text:style-name="T6_88"><text:s/></text:span><text:span text:style-name="T6_89">link</text:span><text:span text:style-name="T6_90">:<text:s/></text:span><text:span text:style-name="T6_91"><text:a xlink:type="simple" xlink:href="https://github.com/JohnLangford/vowpal_wabbit"><text:span text:style-name="T6_92">https</text:span></text:a></text:span><text:span text:style-name="T6_93"><text:a xlink:type="simple" xlink:href="https://github.com/JohnLangford/vowpal_wabbit"><text:span text:style-name="T6_94">://</text:span></text:a></text:span><text:span text:style-name="T6_95"><text:a xlink:type="simple" xlink:href="https://github.com/JohnLangford/vowpal_wabbit"><text:span text:style-name="T6_96">github</text:span></text:a></text:span><text:span text:style-name="T6_97"><text:a xlink:type="simple" xlink:href="https://github.com/JohnLangford/vowpal_wabbit"><text:span text:style-name="T6_98">.</text:span></text:a></text:span><text:span text:style-name="T6_99"><text:a xlink:type="simple" xlink:href="https://github.com/JohnLangford/vowpal_wabbit"><text:span text:style-name="T6_100">com</text:span></text:a></text:span><text:span text:style-name="T6_101"><text:a xlink:type="simple" xlink:href="https://github.com/JohnLangford/vowpal_wabbit"><text:span text:style-name="T6_102">/</text:span></text:a></text:span><text:span text:style-name="T6_103"><text:a xlink:type="simple" xlink:href="https://github.com/JohnLangford/vowpal_wabbit"><text:span text:style-name="T6_104">JohnLangford</text:span></text:a></text:span><text:span text:style-name="T6_105"><text:a xlink:type="simple" xlink:href="https://github.com/JohnLangford/vowpal_wabbit"><text:span text:style-name="T6_106">/</text:span></text:a></text:span><text:span text:style-name="T6_107"><text:a xlink:type="simple" xlink:href="https://github.com/JohnLangford/vowpal_wabbit"><text:span text:style-name="T6_108">vowpal</text:span></text:a></text:span><text:span text:style-name="T6_109"><text:a xlink:type="simple" xlink:href="https://github.com/JohnLangford/vowpal_wabbit"><text:span text:style-name="T6_110">_</text:span></text:a></text:span><text:span text:style-name="T6_111"><text:a xlink:type="simple" xlink:href="https://github.com/JohnLangford/vowpal_wabbit"><text:span text:style-name="T6_112">wabbit</text:span></text:a></text:span></text:p>
      <text:p text:style-name="P7"/>
      <text:p text:style-name="P8"><text:span text:style-name="T8_1">En</text:span><text:span text:style-name="T8_2"><text:s/></text:span><text:span text:style-name="T8_3">este</text:span><text:span text:style-name="T8_4"><text:s/></text:span><text:span text:style-name="T8_5">finger</text:span><text:span text:style-name="T8_6"><text:s/></text:span><text:span text:style-name="T8_7">vamos</text:span><text:span text:style-name="T8_8"><text:s/></text:span><text:span text:style-name="T8_9">a</text:span><text:span text:style-name="T8_10"><text:s/></text:span><text:span text:style-name="T8_11">usar</text:span><text:span text:style-name="T8_12"><text:s/></text:span><text:span text:style-name="T8_13">VW</text:span><text:span text:style-name="T8_14"><text:s/></text:span><text:span text:style-name="T8_15">para</text:span><text:span text:style-name="T8_16"><text:s/></text:span><text:span text:style-name="T8_17">que</text:span><text:span text:style-name="T8_18"><text:s/></text:span><text:span text:style-name="T8_19">puedan</text:span><text:span text:style-name="T8_20"><text:s/></text:span><text:span text:style-name="T8_21">aprender</text:span><text:span text:style-name="T8_22"><text:s/></text:span><text:span text:style-name="T8_23">esta</text:span><text:span text:style-name="T8_24"><text:s/></text:span><text:span text:style-name="T8_25">herramienta</text:span><text:span text:style-name="T8_26"><text:s/></text:span><text:span text:style-name="T8_27">que</text:span><text:span text:style-name="T8_28"><text:s/></text:span><text:span text:style-name="T8_29">es</text:span><text:span text:style-name="T8_30"><text:s/></text:span><text:span text:style-name="T8_31">muy</text:span><text:span text:style-name="T8_32"><text:s/></text:span><text:span text:style-name="T8_33">útil</text:span><text:span text:style-name="T8_34"><text:s/></text:span><text:span text:style-name="T8_35">y</text:span><text:span text:style-name="T8_36"><text:s/></text:span><text:span text:style-name="T8_37">sin</text:span><text:span text:style-name="T8_38"><text:s/></text:span><text:span text:style-name="T8_39">dudas</text:span><text:span text:style-name="T8_40"><text:s/></text:span><text:span text:style-name="T8_41">les</text:span><text:span text:style-name="T8_42"><text:s/></text:span><text:span text:style-name="T8_43">puede</text:span><text:span text:style-name="T8_44"><text:s/></text:span><text:span text:style-name="T8_45">servir</text:span><text:span text:style-name="T8_46"><text:s/></text:span><text:span text:style-name="T8_47">mucho</text:span><text:span text:style-name="T8_48"><text:s/></text:span><text:span text:style-name="T8_49">en</text:span><text:span text:style-name="T8_50"><text:s/></text:span><text:span text:style-name="T8_51">el</text:span><text:span text:style-name="T8_52"><text:s/></text:span><text:span text:style-name="T8_53">futuro</text:span><text:span text:style-name="T8_54">.</text:span></text:p>
      <text:p text:style-name="P9"/>
      <text:p text:style-name="P10"><text:span text:style-name="T10_1">Hay</text:span><text:span text:style-name="T10_2"><text:s/></text:span><text:span text:style-name="T10_3">muchos</text:span><text:span text:style-name="T10_4"><text:s/></text:span><text:span text:style-name="T10_5">tutoriales</text:span><text:span text:style-name="T10_6"><text:s/></text:span><text:span text:style-name="T10_7">e</text:span><text:span text:style-name="T10_8"><text:s/></text:span><text:span text:style-name="T10_9">información</text:span><text:span text:style-name="T10_10"><text:s/></text:span><text:span text:style-name="T10_11">sobre</text:span><text:span text:style-name="T10_12"><text:s/></text:span><text:span text:style-name="T10_13">VW</text:span><text:span text:style-name="T10_14"><text:s/></text:span><text:span text:style-name="T10_15">que</text:span><text:span text:style-name="T10_16"><text:s/></text:span><text:span text:style-name="T10_17">los</text:span><text:span text:style-name="T10_18"><text:s/></text:span><text:span text:style-name="T10_19">invitamos</text:span><text:span text:style-name="T10_20"><text:s/></text:span><text:span text:style-name="T10_21">a</text:span><text:span text:style-name="T10_22"><text:s/></text:span><text:span text:style-name="T10_23">leer</text:span><text:span text:style-name="T10_24"><text:s/></text:span><text:span text:style-name="T10_25">e</text:span><text:span text:style-name="T10_26"><text:s/></text:span><text:span text:style-name="T10_27">investigar</text:span><text:span text:style-name="T10_28">.<text:s/></text:span><text:span text:style-name="T10_29">El</text:span><text:span text:style-name="T10_30"><text:s/></text:span><text:span text:style-name="T10_31">objetivo</text:span><text:span text:style-name="T10_32"><text:s/></text:span><text:span text:style-name="T10_33">en</text:span><text:span text:style-name="T10_34"><text:s/></text:span><text:span text:style-name="T10_35">este</text:span><text:span text:style-name="T10_36"><text:s/></text:span><text:span text:style-name="T10_37">ejercicio</text:span><text:span text:style-name="T10_38"><text:s/></text:span><text:span text:style-name="T10_39">es</text:span><text:span text:style-name="T10_40"><text:s/></text:span><text:span text:style-name="T10_41">encontrar</text:span><text:span text:style-name="T10_42"><text:s/></text:span><text:span text:style-name="T10_43">el</text:span><text:span text:style-name="T10_44"><text:s/></text:span><text:span text:style-name="T10_45">mejor</text:span><text:span text:style-name="T10_46"><text:s/></text:span><text:span text:style-name="T10_47">resultado</text:span><text:span text:style-name="T10_48"><text:s/></text:span><text:span text:style-name="T10_49">posible</text:span><text:span text:style-name="T10_50"><text:s/></text:span><text:span text:style-name="T10_51">en</text:span><text:span text:style-name="T10_52"><text:s/></text:span><text:span text:style-name="T10_53">Kaggle</text:span><text:span text:style-name="T10_54"><text:s/></text:span><text:span text:style-name="T10_55">para</text:span><text:span text:style-name="T10_56"><text:s/></text:span><text:span text:style-name="T10_57">el</text:span><text:span text:style-name="T10_58"><text:s/></text:span><text:span text:style-name="T10_59">TP</text:span><text:span text:style-name="T10_60"><text:s/></text:span><text:span text:style-name="T10_61">usando</text:span><text:span text:style-name="T10_62"><text:s/></text:span><text:span text:style-name="T10_63">esta</text:span><text:span text:style-name="T10_64"><text:s/></text:span><text:span text:style-name="T10_65">herramienta</text:span></text:p>
      <text:p text:style-name="P11"/>
      <text:p text:style-name="P12"><text:span text:style-name="T12_1">Los</text:span><text:span text:style-name="T12_2"><text:s/></text:span><text:span text:style-name="T12_3">pasos</text:span><text:span text:style-name="T12_4"><text:s/></text:span><text:span text:style-name="T12_5">a</text:span><text:span text:style-name="T12_6"><text:s/></text:span><text:span text:style-name="T12_7">seguir</text:span><text:span text:style-name="T12_8"><text:s/></text:span><text:span text:style-name="T12_9">son</text:span><text:span text:style-name="T12_10">:</text:span></text:p>
      <text:list text:style-name="LS1" xml:id="list0">
        <text:list-item>
          <text:p text:style-name="P13"><text:span text:style-name="T13_1">Convertir</text:span><text:span text:style-name="T13_2"><text:s/></text:span><text:span text:style-name="T13_3">los</text:span><text:span text:style-name="T13_4"><text:s/></text:span><text:span text:style-name="T13_5">sets</text:span><text:span text:style-name="T13_6"><text:s/></text:span><text:span text:style-name="T13_7">de</text:span><text:span text:style-name="T13_8"><text:s/></text:span><text:span text:style-name="T13_9">train</text:span><text:span text:style-name="T13_10"><text:s/></text:span><text:span text:style-name="T13_11">y</text:span><text:span text:style-name="T13_12"><text:s/></text:span><text:span text:style-name="T13_13">test</text:span><text:span text:style-name="T13_14"><text:s/></text:span><text:span text:style-name="T13_15">al</text:span><text:span text:style-name="T13_16"><text:s/></text:span><text:span text:style-name="T13_17">formato</text:span><text:span text:style-name="T13_18"><text:s/></text:span><text:span text:style-name="T13_19">de</text:span><text:span text:style-name="T13_20"><text:s/></text:span><text:span text:style-name="T13_21">datos</text:span><text:span text:style-name="T13_22"><text:s/></text:span><text:span text:style-name="T13_23">de</text:span><text:span text:style-name="T13_24"><text:s/></text:span><text:span text:style-name="T13_25">VW</text:span><text:span text:style-name="T13_26">,<text:s/></text:span><text:span text:style-name="T13_27">esto</text:span><text:span text:style-name="T13_28"><text:s/></text:span><text:span text:style-name="T13_29">deberían</text:span><text:span text:style-name="T13_30"><text:s/></text:span><text:span text:style-name="T13_31">poder</text:span><text:span text:style-name="T13_32"><text:s/></text:span><text:span text:style-name="T13_33">hacerlo</text:span><text:span text:style-name="T13_34"><text:s/></text:span><text:span text:style-name="T13_35">con</text:span><text:span text:style-name="T13_36"><text:s/></text:span><text:span text:style-name="T13_37">un</text:span><text:span text:style-name="T13_38"><text:s/></text:span><text:span text:style-name="T13_39">simple</text:span><text:span text:style-name="T13_40"><text:s/></text:span><text:span text:style-name="T13_41">script</text:span><text:span text:style-name="T13_42"><text:s/></text:span><text:span text:style-name="T13_43">en</text:span><text:span text:style-name="T13_44"><text:s/></text:span><text:span text:style-name="T13_45">Python</text:span><text:span text:style-name="T13_46"><text:s/></text:span><text:span text:style-name="T13_47">o</text:span><text:span text:style-name="T13_48"><text:s/></text:span><text:span text:style-name="T13_49">similar</text:span><text:span text:style-name="T13_50">.<text:s/></text:span><text:span text:style-name="T13_51">Tienen</text:span><text:span text:style-name="T13_52"><text:s/></text:span><text:span text:style-name="T13_53">que</text:span><text:span text:style-name="T13_54"><text:s/></text:span><text:span text:style-name="T13_55">decidir</text:span><text:span text:style-name="T13_56"><text:s/></text:span><text:span text:style-name="T13_57">si</text:span><text:span text:style-name="T13_58"><text:s/></text:span><text:span text:style-name="T13_59">convertir</text:span><text:span text:style-name="T13_60"><text:s/></text:span><text:span text:style-name="T13_61">todos</text:span><text:span text:style-name="T13_62"><text:s/></text:span><text:span text:style-name="T13_63">los</text:span><text:span text:style-name="T13_64"><text:s/></text:span><text:span text:style-name="T13_65">datos</text:span><text:span text:style-name="T13_66"><text:s/></text:span><text:span text:style-name="T13_67">o</text:span><text:span text:style-name="T13_68"><text:s/></text:span><text:span text:style-name="T13_69">simplemente</text:span><text:span text:style-name="T13_70"><text:s/></text:span><text:span text:style-name="T13_71">los</text:span><text:span text:style-name="T13_72"><text:s/></text:span><text:span text:style-name="T13_73">textos</text:span><text:span text:style-name="T13_74"><text:s/></text:span><text:span text:style-name="T13_75">de</text:span><text:span text:style-name="T13_76"><text:s/></text:span><text:span text:style-name="T13_77">los</text:span><text:span text:style-name="T13_78"><text:s/></text:span><text:span text:style-name="T13_79">reviews</text:span><text:span text:style-name="T13_80">.<text:s/></text:span><text:span text:style-name="T13_81">VW</text:span><text:span text:style-name="T13_82"><text:s/></text:span><text:span text:style-name="T13_83">puede</text:span><text:span text:style-name="T13_84"><text:s/></text:span><text:span text:style-name="T13_85">procesar</text:span><text:span text:style-name="T13_86"><text:s/></text:span><text:span text:style-name="T13_87">textos</text:span><text:span text:style-name="T13_88"><text:s/></text:span><text:span text:style-name="T13_89">simplemente</text:span><text:span text:style-name="T13_90"><text:s/></text:span><text:span text:style-name="T13_91">como</text:span><text:span text:style-name="T13_92"><text:s/></text:span><text:span text:style-name="T13_93">si</text:span><text:span text:style-name="T13_94"><text:s/></text:span><text:span text:style-name="T13_95">cada</text:span><text:span text:style-name="T13_96"><text:s/></text:span><text:span text:style-name="T13_97">texto</text:span><text:span text:style-name="T13_98"><text:s/></text:span><text:span text:style-name="T13_99">fuera</text:span><text:span text:style-name="T13_100"><text:s/></text:span><text:span text:style-name="T13_101">un</text:span><text:span text:style-name="T13_102"><text:s/></text:span><text:span text:style-name="T13_103">conjunto</text:span><text:span text:style-name="T13_104"><text:s/></text:span><text:span text:style-name="T13_105">de</text:span><text:span text:style-name="T13_106"><text:s/>"</text:span><text:span text:style-name="T13_107">n</text:span><text:span text:style-name="T13_108">"<text:s/></text:span><text:span text:style-name="T13_109">features</text:span><text:span text:style-name="T13_110"><text:s/></text:span><text:span text:style-name="T13_111">que</text:span><text:span text:style-name="T13_112"><text:s/></text:span><text:span text:style-name="T13_113">convierte</text:span><text:span text:style-name="T13_114"><text:s/></text:span><text:span text:style-name="T13_115">a</text:span><text:span text:style-name="T13_116"><text:s/></text:span><text:span text:style-name="T13_117">un</text:span><text:span text:style-name="T13_118"><text:s/></text:span><text:span text:style-name="T13_119">número</text:span><text:span text:style-name="T13_120"><text:s/></text:span><text:span text:style-name="T13_121">de</text:span><text:span text:style-name="T13_122"><text:s/></text:span><text:span text:style-name="T13_123">columna</text:span><text:span text:style-name="T13_124"><text:s/></text:span><text:span text:style-name="T13_125">mediante</text:span><text:span text:style-name="T13_126"><text:s/></text:span><text:span text:style-name="T13_127">hashing</text:span><text:span text:style-name="T13_128">.</text:span></text:p>
        </text:list-item>
        <text:list-item>
          <text:p text:style-name="P14"><text:span text:style-name="T14_1">Probar</text:span><text:span text:style-name="T14_2"><text:s/></text:span><text:span text:style-name="T14_3">diferentes</text:span><text:span text:style-name="T14_4"><text:s/></text:span><text:span text:style-name="T14_5">parámetros</text:span><text:span text:style-name="T14_6"><text:s/></text:span><text:span text:style-name="T14_7">de</text:span><text:span text:style-name="T14_8"><text:s/></text:span><text:span text:style-name="T14_9">VW</text:span><text:span text:style-name="T14_10"><text:s/></text:span><text:span text:style-name="T14_11">hasta</text:span><text:span text:style-name="T14_12"><text:s/></text:span><text:span text:style-name="T14_13">obtener</text:span><text:span text:style-name="T14_14"><text:s/></text:span><text:span text:style-name="T14_15">los</text:span><text:span text:style-name="T14_16"><text:s/></text:span><text:span text:style-name="T14_17">mejores</text:span><text:span text:style-name="T14_18"><text:s/></text:span><text:span text:style-name="T14_19">resultados</text:span><text:span text:style-name="T14_20"><text:s/></text:span><text:span text:style-name="T14_21">posibles</text:span><text:span text:style-name="T14_22">.</text:span></text:p>
        </text:list-item>
        <text:list-item>
          <text:p text:style-name="P15"><text:span text:style-name="T15_1">Probar</text:span><text:span text:style-name="T15_2"><text:s/></text:span><text:span text:style-name="T15_3">en</text:span><text:span text:style-name="T15_4"><text:s/></text:span><text:span text:style-name="T15_5">Kaggle</text:span><text:span text:style-name="T15_6"><text:s/></text:span><text:span text:style-name="T15_7">algunos</text:span><text:span text:style-name="T15_8"><text:s/></text:span><text:span text:style-name="T15_9">de</text:span><text:span text:style-name="T15_10"><text:s/></text:span><text:span text:style-name="T15_11">los</text:span><text:span text:style-name="T15_12"><text:s/></text:span><text:span text:style-name="T15_13">mejores</text:span><text:span text:style-name="T15_14"><text:s/></text:span><text:span text:style-name="T15_15">resultados</text:span><text:span text:style-name="T15_16"><text:s/></text:span><text:span text:style-name="T15_17">obtenidos</text:span><text:span text:style-name="T15_18"><text:s/></text:span><text:span text:style-name="T15_19">con</text:span><text:span text:style-name="T15_20"><text:s/></text:span><text:span text:style-name="T15_21">VW</text:span><text:span text:style-name="T15_22">.</text:span></text:p>
        </text:list-item>
      </text:list>
      <text:p text:style-name="P16"/>
      <text:p text:style-name="P17"><text:span text:style-name="T17_1">Informar</text:span><text:span text:style-name="T17_2"><text:s/></text:span><text:span text:style-name="T17_3">en</text:span><text:span text:style-name="T17_4"><text:s/></text:span><text:span text:style-name="T17_5">el</text:span><text:span text:style-name="T17_6"><text:s/></text:span><text:span text:style-name="T17_7">grupo</text:span><text:span text:style-name="T17_8"><text:s/></text:span><text:span text:style-name="T17_9">de</text:span><text:span text:style-name="T17_10"><text:s/></text:span><text:span text:style-name="T17_11">FB</text:span><text:span text:style-name="T17_12"><text:s/></text:span><text:span text:style-name="T17_13">de</text:span><text:span text:style-name="T17_14"><text:s/></text:span><text:span text:style-name="T17_15">la</text:span><text:span text:style-name="T17_16"><text:s/></text:span><text:span text:style-name="T17_17">materia</text:span><text:span text:style-name="T17_18">:</text:span></text:p>
      <text:list text:style-name="LS2" xml:id="list3">
        <text:list-item>
          <text:p text:style-name="P18"><text:span text:style-name="T18_1">Mejor</text:span><text:span text:style-name="T18_2"><text:s/></text:span><text:span text:style-name="T18_3">resultado</text:span><text:span text:style-name="T18_4"><text:s/></text:span><text:span text:style-name="T18_5">obtenido</text:span><text:span text:style-name="T18_6"><text:s/></text:span><text:span text:style-name="T18_7">en</text:span><text:span text:style-name="T18_8"><text:s/></text:span><text:span text:style-name="T18_9">Kaggle</text:span><text:span text:style-name="T18_10"><text:s/></text:span><text:span text:style-name="T18_11">con</text:span><text:span text:style-name="T18_12"><text:s/></text:span><text:span text:style-name="T18_13">VW</text:span><text:span text:style-name="T18_14">.</text:span></text:p>
        </text:list-item>
        <text:list-item>
          <text:p text:style-name="P19"><text:span text:style-name="T19_1">Qué</text:span><text:span text:style-name="T19_2"><text:s/></text:span><text:span text:style-name="T19_3">datos</text:span><text:span text:style-name="T19_4"><text:s/></text:span><text:span text:style-name="T19_5">se</text:span><text:span text:style-name="T19_6"><text:s/></text:span><text:span text:style-name="T19_7">usaron</text:span></text:p>
        </text:list-item>
        <text:list-item>
          <text:p text:style-name="P20"><text:span text:style-name="T20_1">Qué</text:span><text:span text:style-name="T20_2"><text:s/></text:span><text:span text:style-name="T20_3">parámetros</text:span><text:span text:style-name="T20_4"><text:s/></text:span><text:span text:style-name="T20_5">se</text:span><text:span text:style-name="T20_6"><text:s/></text:span><text:span text:style-name="T20_7">usaron</text:span><text:span text:style-name="T20_8"><text:s/></text:span><text:span text:style-name="T20_9">para</text:span><text:span text:style-name="T20_10"><text:s/></text:span><text:span text:style-name="T20_11">VW</text:span></text:p>
        </text:list-item>
        <text:list-item>
          <text:p text:style-name="P21"><text:span text:style-name="T21_1">Nombre</text:span><text:span text:style-name="T21_2"><text:s/></text:span><text:span text:style-name="T21_3">del</text:span><text:span text:style-name="T21_4"><text:s/></text:span><text:span text:style-name="T21_5">grupo</text:span><text:span text:style-name="T21_6"><text:s/></text:span><text:span text:style-name="T21_7">en</text:span><text:span text:style-name="T21_8"><text:s/></text:span><text:span text:style-name="T21_9">Kaggle</text:span><text:span text:style-name="T21_10"><text:s/></text:span><text:span text:style-name="T21_11">e</text:span><text:span text:style-name="T21_12"><text:s/></text:span><text:span text:style-name="T21_13">integrantes</text:span></text:p>
        </text:list-item>
      </text:list>
      <text:p text:style-name="P22"/>
      <text:p text:style-name="P23"><text:span text:style-name="T23_1">El</text:span><text:span text:style-name="T23_2"><text:s/></text:span><text:span text:style-name="T23_3">grupo</text:span><text:span text:style-name="T23_4"><text:s/></text:span><text:span text:style-name="T23_5">que</text:span><text:span text:style-name="T23_6"><text:s/></text:span><text:span text:style-name="T23_7">obtenga</text:span><text:span text:style-name="T23_8"><text:s/></text:span><text:span text:style-name="T23_9">el</text:span><text:span text:style-name="T23_10"><text:s/></text:span><text:span text:style-name="T23_11">mejor</text:span><text:span text:style-name="T23_12"><text:s/></text:span><text:span text:style-name="T23_13">resultado</text:span><text:span text:style-name="T23_14"><text:s/></text:span><text:span text:style-name="T23_15">antes</text:span><text:span text:style-name="T23_16"><text:s/></text:span><text:span text:style-name="T23_17">del</text:span><text:span text:style-name="T23_18"><text:s/></text:span><text:span text:style-name="T23_19">Lunes</text:span><text:span text:style-name="T23_20"><text:s/>5<text:s/></text:span><text:span text:style-name="T23_21">de</text:span><text:span text:style-name="T23_22"><text:s/></text:span><text:span text:style-name="T23_23">Septiembre</text:span><text:span text:style-name="T23_24"><text:s/></text:span><text:span text:style-name="T23_25">obtiene</text:span><text:span text:style-name="T23_26"><text:s/>5<text:s/></text:span><text:span text:style-name="T23_27">puntos</text:span><text:span text:style-name="T23_28"><text:s/></text:span><text:span text:style-name="T23_29">para</text:span><text:span text:style-name="T23_30"><text:s/></text:span><text:span text:style-name="T23_31">cada</text:span><text:span text:style-name="T23_32"><text:s/></text:span><text:span text:style-name="T23_33">uno</text:span><text:span text:style-name="T23_34"><text:s/></text:span><text:span text:style-name="T23_35">de</text:span><text:span text:style-name="T23_36"><text:s/></text:span><text:span text:style-name="T23_37">sus</text:span><text:span text:style-name="T23_38"><text:s/></text:span><text:span text:style-name="T23_39">integrantes</text:span><text:span text:style-name="T23_40">.<text:s/></text:span><text:span text:style-name="T23_41">Los</text:span><text:span text:style-name="T23_42"><text:s/></text:span><text:span text:style-name="T23_43">siguientes</text:span><text:span text:style-name="T23_44"><text:s/>2<text:s/></text:span><text:span text:style-name="T23_45">grupos</text:span><text:span text:style-name="T23_46"><text:s/></text:span><text:span text:style-name="T23_47">obtienen</text:span><text:span text:style-name="T23_48"><text:s/>3<text:s/></text:span><text:span text:style-name="T23_49">puntos</text:span><text:span text:style-name="T23_50"><text:s/></text:span><text:span text:style-name="T23_51">y</text:span><text:span text:style-name="T23_52"><text:s/></text:span><text:span text:style-name="T23_53">los</text:span><text:span text:style-name="T23_54"><text:s/></text:span><text:span text:style-name="T23_55">siguientes</text:span><text:span text:style-name="T23_56"><text:s/>7<text:s/></text:span><text:span text:style-name="T23_57">grupos</text:span><text:span text:style-name="T23_58"><text:s/></text:span><text:span text:style-name="T23_59">obtienen</text:span><text:span text:style-name="T23_60"><text:s/>1<text:s/></text:span><text:span text:style-name="T23_61">punto</text:span><text:span text:style-name="T23_62">.</text:span></text:p>
      <text:p text:style-name="P24"/>
      <text:p text:style-name="P25"><text:span text:style-name="T25_1">Links</text:span><text:span text:style-name="T25_2"><text:s/></text:span><text:span text:style-name="T25_3">útiles</text:span><text:span text:style-name="T25_4">:</text:span></text:p>
      <text:p text:style-name="P26"><text:span text:style-name="T26_1"><text:a xlink:type="simple" xlink:href="https://github.com/JohnLangford/vowpal_wabbit/wiki/Input-format"><text:span text:style-name="T26_2">https</text:span></text:a></text:span><text:span text:style-name="T26_3"><text:a xlink:type="simple" xlink:href="https://github.com/JohnLangford/vowpal_wabbit/wiki/Input-format"><text:span text:style-name="T26_4">://</text:span></text:a></text:span><text:span text:style-name="T26_5"><text:a xlink:type="simple" xlink:href="https://github.com/JohnLangford/vowpal_wabbit/wiki/Input-format"><text:span text:style-name="T26_6">github</text:span></text:a></text:span><text:span text:style-name="T26_7"><text:a xlink:type="simple" xlink:href="https://github.com/JohnLangford/vowpal_wabbit/wiki/Input-format"><text:span text:style-name="T26_8">.</text:span></text:a></text:span><text:span text:style-name="T26_9"><text:a xlink:type="simple" xlink:href="https://github.com/JohnLangford/vowpal_wabbit/wiki/Input-format"><text:span text:style-name="T26_10">com</text:span></text:a></text:span><text:span text:style-name="T26_11"><text:a xlink:type="simple" xlink:href="https://github.com/JohnLangford/vowpal_wabbit/wiki/Input-format"><text:span text:style-name="T26_12">/</text:span></text:a></text:span><text:span text:style-name="T26_13"><text:a xlink:type="simple" xlink:href="https://github.com/JohnLangford/vowpal_wabbit/wiki/Input-format"><text:span text:style-name="T26_14">JohnLangford</text:span></text:a></text:span><text:span text:style-name="T26_15"><text:a xlink:type="simple" xlink:href="https://github.com/JohnLangford/vowpal_wabbit/wiki/Input-format"><text:span text:style-name="T26_16">/</text:span></text:a></text:span><text:span text:style-name="T26_17"><text:a xlink:type="simple" xlink:href="https://github.com/JohnLangford/vowpal_wabbit/wiki/Input-format"><text:span text:style-name="T26_18">vowpal</text:span></text:a></text:span><text:span text:style-name="T26_19"><text:a xlink:type="simple" xlink:href="https://github.com/JohnLangford/vowpal_wabbit/wiki/Input-format"><text:span text:style-name="T26_20">_</text:span></text:a></text:span><text:span text:style-name="T26_21"><text:a xlink:type="simple" xlink:href="https://github.com/JohnLangford/vowpal_wabbit/wiki/Input-format"><text:span text:style-name="T26_22">wabbit</text:span></text:a></text:span><text:span text:style-name="T26_23"><text:a xlink:type="simple" xlink:href="https://github.com/JohnLangford/vowpal_wabbit/wiki/Input-format"><text:span text:style-name="T26_24">/</text:span></text:a></text:span><text:span text:style-name="T26_25"><text:a xlink:type="simple" xlink:href="https://github.com/JohnLangford/vowpal_wabbit/wiki/Input-format"><text:span text:style-name="T26_26">wiki</text:span></text:a></text:span><text:span text:style-name="T26_27"><text:a xlink:type="simple" xlink:href="https://github.com/JohnLangford/vowpal_wabbit/wiki/Input-format"><text:span text:style-name="T26_28">/</text:span></text:a></text:span><text:span text:style-name="T26_29"><text:a xlink:type="simple" xlink:href="https://github.com/JohnLangford/vowpal_wabbit/wiki/Input-format"><text:span text:style-name="T26_30">Input</text:span></text:a></text:span><text:span text:style-name="T26_31"><text:a xlink:type="simple" xlink:href="https://github.com/JohnLangford/vowpal_wabbit/wiki/Input-format"><text:span text:style-name="T26_32">-</text:span></text:a></text:span><text:span text:style-name="T26_33"><text:a xlink:type="simple" xlink:href="https://github.com/JohnLangford/vowpal_wabbit/wiki/Input-format"><text:span text:style-name="T26_34">format</text:span></text:a></text:span></text:p>
      <text:p text:style-name="P27"><text:span text:style-name="T27_1"><text:a xlink:type="simple" xlink:href="https://github.com/JohnLangford/vowpal_wabbit/wiki/Awesome-Vowpal-Wabbit"><text:span text:style-name="T27_2">https</text:span></text:a></text:span><text:span text:style-name="T27_3"><text:a xlink:type="simple" xlink:href="https://github.com/JohnLangford/vowpal_wabbit/wiki/Awesome-Vowpal-Wabbit"><text:span text:style-name="T27_4">://</text:span></text:a></text:span><text:span text:style-name="T27_5"><text:a xlink:type="simple" xlink:href="https://github.com/JohnLangford/vowpal_wabbit/wiki/Awesome-Vowpal-Wabbit"><text:span text:style-name="T27_6">github</text:span></text:a></text:span><text:span text:style-name="T27_7"><text:a xlink:type="simple" xlink:href="https://github.com/JohnLangford/vowpal_wabbit/wiki/Awesome-Vowpal-Wabbit"><text:span text:style-name="T27_8">.</text:span></text:a></text:span><text:span text:style-name="T27_9"><text:a xlink:type="simple" xlink:href="https://github.com/JohnLangford/vowpal_wabbit/wiki/Awesome-Vowpal-Wabbit"><text:span text:style-name="T27_10">com</text:span></text:a></text:span><text:span text:style-name="T27_11"><text:a xlink:type="simple" xlink:href="https://github.com/JohnLangford/vowpal_wabbit/wiki/Awesome-Vowpal-Wabbit"><text:span text:style-name="T27_12">/</text:span></text:a></text:span><text:span text:style-name="T27_13"><text:a xlink:type="simple" xlink:href="https://github.com/JohnLangford/vowpal_wabbit/wiki/Awesome-Vowpal-Wabbit"><text:span text:style-name="T27_14">JohnLangford</text:span></text:a></text:span><text:span text:style-name="T27_15"><text:a xlink:type="simple" xlink:href="https://github.com/JohnLangford/vowpal_wabbit/wiki/Awesome-Vowpal-Wabbit"><text:span text:style-name="T27_16">/</text:span></text:a></text:span><text:span text:style-name="T27_17"><text:a xlink:type="simple" xlink:href="https://github.com/JohnLangford/vowpal_wabbit/wiki/Awesome-Vowpal-Wabbit"><text:span text:style-name="T27_18">vowpal</text:span></text:a></text:span><text:span text:style-name="T27_19"><text:a xlink:type="simple" xlink:href="https://github.com/JohnLangford/vowpal_wabbit/wiki/Awesome-Vowpal-Wabbit"><text:span text:style-name="T27_20">_</text:span></text:a></text:span><text:span text:style-name="T27_21"><text:a xlink:type="simple" xlink:href="https://github.com/JohnLangford/vowpal_wabbit/wiki/Awesome-Vowpal-Wabbit"><text:span text:style-name="T27_22">wabbit</text:span></text:a></text:span><text:span text:style-name="T27_23"><text:a xlink:type="simple" xlink:href="https://github.com/JohnLangford/vowpal_wabbit/wiki/Awesome-Vowpal-Wabbit"><text:span text:style-name="T27_24">/</text:span></text:a></text:span><text:span text:style-name="T27_25"><text:a xlink:type="simple" xlink:href="https://github.com/JohnLangford/vowpal_wabbit/wiki/Awesome-Vowpal-Wabbit"><text:span text:style-name="T27_26">wiki</text:span></text:a></text:span><text:span text:style-name="T27_27"><text:a xlink:type="simple" xlink:href="https://github.com/JohnLangford/vowpal_wabbit/wiki/Awesome-Vowpal-Wabbit"><text:span text:style-name="T27_28">/</text:span></text:a></text:span><text:span text:style-name="T27_29"><text:a xlink:type="simple" xlink:href="https://github.com/JohnLangford/vowpal_wabbit/wiki/Awesome-Vowpal-Wabbit"><text:span text:style-name="T27_30">Awesome</text:span></text:a></text:span><text:span text:style-name="T27_31"><text:a xlink:type="simple" xlink:href="https://github.com/JohnLangford/vowpal_wabbit/wiki/Awesome-Vowpal-Wabbit"><text:span text:style-name="T27_32">-</text:span></text:a></text:span><text:span text:style-name="T27_33"><text:a xlink:type="simple" xlink:href="https://github.com/JohnLangford/vowpal_wabbit/wiki/Awesome-Vowpal-Wabbit"><text:span text:style-name="T27_34">Vowpal</text:span></text:a></text:span><text:span text:style-name="T27_35"><text:a xlink:type="simple" xlink:href="https://github.com/JohnLangford/vowpal_wabbit/wiki/Awesome-Vowpal-Wabbit"><text:span text:style-name="T27_36">-</text:span></text:a></text:span><text:span text:style-name="T27_37"><text:a xlink:type="simple" xlink:href="https://github.com/JohnLangford/vowpal_wabbit/wiki/Awesome-Vowpal-Wabbit"><text:span text:style-name="T27_38">Wabbit</text:span></text:a></text:span></text:p>
      <text:p text:style-name="P28"><text:span text:style-name="T28_1"><text:a xlink:type="simple" xlink:href="http://mlwave.com/predicting-click-through-rates-with-online-machine-learning/"><text:span text:style-name="T28_2">http</text:span></text:a></text:span><text:span text:style-name="T28_3"><text:a xlink:type="simple" xlink:href="http://mlwave.com/predicting-click-through-rates-with-online-machine-learning/"><text:span text:style-name="T28_4">://</text:span></text:a></text:span><text:span text:style-name="T28_5"><text:a xlink:type="simple" xlink:href="http://mlwave.com/predicting-click-through-rates-with-online-machine-learning/"><text:span text:style-name="T28_6">mlwave</text:span></text:a></text:span><text:span text:style-name="T28_7"><text:a xlink:type="simple" xlink:href="http://mlwave.com/predicting-click-through-rates-with-online-machine-learning/"><text:span text:style-name="T28_8">.</text:span></text:a></text:span><text:span text:style-name="T28_9"><text:a xlink:type="simple" xlink:href="http://mlwave.com/predicting-click-through-rates-with-online-machine-learning/"><text:span text:style-name="T28_10">com</text:span></text:a></text:span><text:span text:style-name="T28_11"><text:a xlink:type="simple" xlink:href="http://mlwave.com/predicting-click-through-rates-with-online-machine-learning/"><text:span text:style-name="T28_12">/</text:span></text:a></text:span><text:span text:style-name="T28_13"><text:a xlink:type="simple" xlink:href="http://mlwave.com/predicting-click-through-rates-with-online-machine-learning/"><text:span text:style-name="T28_14">predicting</text:span></text:a></text:span><text:span text:style-name="T28_15"><text:a xlink:type="simple" xlink:href="http://mlwave.com/predicting-click-through-rates-with-online-machine-learning/"><text:span text:style-name="T28_16">-</text:span></text:a></text:span><text:span text:style-name="T28_17"><text:a xlink:type="simple" xlink:href="http://mlwave.com/predicting-click-through-rates-with-online-machine-learning/"><text:span text:style-name="T28_18">click</text:span></text:a></text:span><text:span text:style-name="T28_19"><text:a xlink:type="simple" xlink:href="http://mlwave.com/predicting-click-through-rates-with-online-machine-learning/"><text:span text:style-name="T28_20">-</text:span></text:a></text:span><text:span text:style-name="T28_21"><text:a xlink:type="simple" xlink:href="http://mlwave.com/predicting-click-through-rates-with-online-machine-learning/"><text:span text:style-name="T28_22">through</text:span></text:a></text:span><text:span text:style-name="T28_23"><text:a xlink:type="simple" xlink:href="http://mlwave.com/predicting-click-through-rates-with-online-machine-learning/"><text:span text:style-name="T28_24">-</text:span></text:a></text:span><text:span text:style-name="T28_25"><text:a xlink:type="simple" xlink:href="http://mlwave.com/predicting-click-through-rates-with-online-machine-learning/"><text:span text:style-name="T28_26">rates</text:span></text:a></text:span><text:span text:style-name="T28_27"><text:a xlink:type="simple" xlink:href="http://mlwave.com/predicting-click-through-rates-with-online-machine-learning/"><text:span text:style-name="T28_28">-</text:span></text:a></text:span><text:span text:style-name="T28_29"><text:a xlink:type="simple" xlink:href="http://mlwave.com/predicting-click-through-rates-with-online-machine-learning/"><text:span text:style-name="T28_30">with</text:span></text:a></text:span><text:span text:style-name="T28_31"><text:a xlink:type="simple" xlink:href="http://mlwave.com/predicting-click-through-rates-with-online-machine-learning/"><text:span text:style-name="T28_32">-</text:span></text:a></text:span><text:span text:style-name="T28_33"><text:a xlink:type="simple" xlink:href="http://mlwave.com/predicting-click-through-rates-with-online-machine-learning/"><text:span text:style-name="T28_34">online</text:span></text:a></text:span><text:span text:style-name="T28_35"><text:a xlink:type="simple" xlink:href="http://mlwave.com/predicting-click-through-rates-with-online-machine-learning/"><text:span text:style-name="T28_36">-</text:span></text:a></text:span><text:span text:style-name="T28_37"><text:a xlink:type="simple" xlink:href="http://mlwave.com/predicting-click-through-rates-with-online-machine-learning/"><text:span text:style-name="T28_38">machine</text:span></text:a></text:span><text:span text:style-name="T28_39"><text:a xlink:type="simple" xlink:href="http://mlwave.com/predicting-click-through-rates-with-online-machine-learning/"><text:span text:style-name="T28_40">-</text:span></text:a></text:span><text:span text:style-name="T28_41"><text:a xlink:type="simple" xlink:href="http://mlwave.com/predicting-click-through-rates-with-online-machine-learning/"><text:span text:style-name="T28_42">learning</text:span></text:a></text:span><text:span text:style-name="T28_43"><text:a xlink:type="simple" xlink:href="http://mlwave.com/predicting-click-through-rates-with-online-machine-learning/"><text:span text:style-name="T28_44">/</text:span></text:a></text:span></text:p>
      <text:p text:style-name="P29"><text:span text:style-name="T29_1"><text:a xlink:type="simple" xlink:href="http://www.zinkov.com/posts/2013-08-13-vowpal-tutorial/"><text:span text:style-name="T29_2">http</text:span></text:a></text:span><text:span text:style-name="T29_3"><text:a xlink:type="simple" xlink:href="http://www.zinkov.com/posts/2013-08-13-vowpal-tutorial/"><text:span text:style-name="T29_4">://</text:span></text:a></text:span><text:span text:style-name="T29_5"><text:a xlink:type="simple" xlink:href="http://www.zinkov.com/posts/2013-08-13-vowpal-tutorial/"><text:span text:style-name="T29_6">www</text:span></text:a></text:span><text:span text:style-name="T29_7"><text:a xlink:type="simple" xlink:href="http://www.zinkov.com/posts/2013-08-13-vowpal-tutorial/"><text:span text:style-name="T29_8">.</text:span></text:a></text:span><text:span text:style-name="T29_9"><text:a xlink:type="simple" xlink:href="http://www.zinkov.com/posts/2013-08-13-vowpal-tutorial/"><text:span text:style-name="T29_10">zinkov</text:span></text:a></text:span><text:span text:style-name="T29_11"><text:a xlink:type="simple" xlink:href="http://www.zinkov.com/posts/2013-08-13-vowpal-tutorial/"><text:span text:style-name="T29_12">.</text:span></text:a></text:span><text:span text:style-name="T29_13"><text:a xlink:type="simple" xlink:href="http://www.zinkov.com/posts/2013-08-13-vowpal-tutorial/"><text:span text:style-name="T29_14">com</text:span></text:a></text:span><text:span text:style-name="T29_15"><text:a xlink:type="simple" xlink:href="http://www.zinkov.com/posts/2013-08-13-vowpal-tutorial/"><text:span text:style-name="T29_16">/</text:span></text:a></text:span><text:span text:style-name="T29_17"><text:a xlink:type="simple" xlink:href="http://www.zinkov.com/posts/2013-08-13-vowpal-tutorial/"><text:span text:style-name="T29_18">posts</text:span></text:a></text:span><text:span text:style-name="T29_19"><text:a xlink:type="simple" xlink:href="http://www.zinkov.com/posts/2013-08-13-vowpal-tutorial/"><text:span text:style-name="T29_20">/2013-08-13-</text:span></text:a></text:span><text:span text:style-name="T29_21"><text:a xlink:type="simple" xlink:href="http://www.zinkov.com/posts/2013-08-13-vowpal-tutorial/"><text:span text:style-name="T29_22">vowpal</text:span></text:a></text:span><text:span text:style-name="T29_23"><text:a xlink:type="simple" xlink:href="http://www.zinkov.com/posts/2013-08-13-vowpal-tutorial/"><text:span text:style-name="T29_24">-</text:span></text:a></text:span><text:span text:style-name="T29_25"><text:a xlink:type="simple" xlink:href="http://www.zinkov.com/posts/2013-08-13-vowpal-tutorial/"><text:span text:style-name="T29_26">tutorial</text:span></text:a></text:span><text:span text:style-name="T29_27"><text:a xlink:type="simple" xlink:href="http://www.zinkov.com/posts/2013-08-13-vowpal-tutorial/"><text:span text:style-name="T29_28">/</text:span></text:a></text:span></text:p>
      <text:p text:style-name="P30"><text:span text:style-name="T30_1"><text:a xlink:type="simple" xlink:href="https://github.com/hal3/vwnlp/blob/master/GettingStarted.ipynb"><text:span text:style-name="T30_2">https</text:span></text:a></text:span><text:span text:style-name="T30_3"><text:a xlink:type="simple" xlink:href="https://github.com/hal3/vwnlp/blob/master/GettingStarted.ipynb"><text:span text:style-name="T30_4">://</text:span></text:a></text:span><text:span text:style-name="T30_5"><text:a xlink:type="simple" xlink:href="https://github.com/hal3/vwnlp/blob/master/GettingStarted.ipynb"><text:span text:style-name="T30_6">github</text:span></text:a></text:span><text:span text:style-name="T30_7"><text:a xlink:type="simple" xlink:href="https://github.com/hal3/vwnlp/blob/master/GettingStarted.ipynb"><text:span text:style-name="T30_8">.</text:span></text:a></text:span><text:span text:style-name="T30_9"><text:a xlink:type="simple" xlink:href="https://github.com/hal3/vwnlp/blob/master/GettingStarted.ipynb"><text:span text:style-name="T30_10">com</text:span></text:a></text:span><text:span text:style-name="T30_11"><text:a xlink:type="simple" xlink:href="https://github.com/hal3/vwnlp/blob/master/GettingStarted.ipynb"><text:span text:style-name="T30_12">/</text:span></text:a></text:span><text:span text:style-name="T30_13"><text:a xlink:type="simple" xlink:href="https://github.com/hal3/vwnlp/blob/master/GettingStarted.ipynb"><text:span text:style-name="T30_14">hal</text:span></text:a></text:span><text:span text:style-name="T30_15"><text:a xlink:type="simple" xlink:href="https://github.com/hal3/vwnlp/blob/master/GettingStarted.ipynb"><text:span text:style-name="T30_16">3/</text:span></text:a></text:span><text:span text:style-name="T30_17"><text:a xlink:type="simple" xlink:href="https://github.com/hal3/vwnlp/blob/master/GettingStarted.ipynb"><text:span text:style-name="T30_18">vwnlp</text:span></text:a></text:span><text:span text:style-name="T30_19"><text:a xlink:type="simple" xlink:href="https://github.com/hal3/vwnlp/blob/master/GettingStarted.ipynb"><text:span text:style-name="T30_20">/</text:span></text:a></text:span><text:span text:style-name="T30_21"><text:a xlink:type="simple" xlink:href="https://github.com/hal3/vwnlp/blob/master/GettingStarted.ipynb"><text:span text:style-name="T30_22">blob</text:span></text:a></text:span><text:span text:style-name="T30_23"><text:a xlink:type="simple" xlink:href="https://github.com/hal3/vwnlp/blob/master/GettingStarted.ipynb"><text:span text:style-name="T30_24">/</text:span></text:a></text:span><text:span text:style-name="T30_25"><text:a xlink:type="simple" xlink:href="https://github.com/hal3/vwnlp/blob/master/GettingStarted.ipynb"><text:span text:style-name="T30_26">master</text:span></text:a></text:span><text:span text:style-name="T30_27"><text:a xlink:type="simple" xlink:href="https://github.com/hal3/vwnlp/blob/master/GettingStarted.ipynb"><text:span text:style-name="T30_28">/</text:span></text:a></text:span><text:span text:style-name="T30_29"><text:a xlink:type="simple" xlink:href="https://github.com/hal3/vwnlp/blob/master/GettingStarted.ipynb"><text:span text:style-name="T30_30">GettingStarted</text:span></text:a></text:span><text:span text:style-name="T30_31"><text:a xlink:type="simple" xlink:href="https://github.com/hal3/vwnlp/blob/master/GettingStarted.ipynb"><text:span text:style-name="T30_32">.</text:span></text:a></text:span><text:span text:style-name="T30_33"><text:a xlink:type="simple" xlink:href="https://github.com/hal3/vwnlp/blob/master/GettingStarted.ipynb"><text:span text:style-name="T30_34">ipynb</text:span></text:a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-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-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-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-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-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-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-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-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-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-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